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style:contextual-spacing="false"/>
      <style:text-properties style:font-name="Gentium Book Plus" style:font-name-asian="Gentium Book Plus"/>
    </style:style>
    <style:style style:name="P2" style:family="paragraph" style:parent-style-name="Standard">
      <style:paragraph-properties fo:margin-top="0cm" fo:margin-bottom="0.199cm" style:contextual-spacing="false"/>
      <style:text-properties style:font-name="Gentium Book Plus" officeooo:paragraph-rsid="00072271" style:font-name-asian="Gentium Book Plus"/>
    </style:style>
    <style:style style:name="P3" style:family="paragraph" style:parent-style-name="Standard">
      <style:paragraph-properties fo:margin-top="0cm" fo:margin-bottom="0.199cm" style:contextual-spacing="false"/>
      <style:text-properties style:font-name="Gentium Book Plus" officeooo:paragraph-rsid="0008bc4e" style:font-name-asian="Gentium Book Plus"/>
    </style:style>
    <style:style style:name="P4" style:family="paragraph" style:parent-style-name="Standard">
      <style:paragraph-properties fo:margin-top="0cm" fo:margin-bottom="0.199cm" style:contextual-spacing="false"/>
      <style:text-properties style:font-name="Gentium Book Plus" officeooo:paragraph-rsid="000ac9ac" style:font-name-asian="Gentium Book Plus"/>
    </style:style>
    <style:style style:name="P5" style:family="paragraph" style:parent-style-name="Standard">
      <style:paragraph-properties fo:margin-top="0cm" fo:margin-bottom="0.199cm" style:contextual-spacing="false"/>
      <style:text-properties style:font-name="Gentium Book Plus" officeooo:paragraph-rsid="000b43a2" style:font-name-asian="Gentium Book Plus"/>
    </style:style>
    <style:style style:name="P6" style:family="paragraph" style:parent-style-name="Standard">
      <style:paragraph-properties fo:margin-top="0cm" fo:margin-bottom="0.199cm" style:contextual-spacing="false"/>
      <style:text-properties style:font-name="Gentium Book Plus" officeooo:paragraph-rsid="000c70eb" style:font-name-asian="Gentium Book Plus"/>
    </style:style>
    <style:style style:name="P7" style:family="paragraph" style:parent-style-name="Standard">
      <style:paragraph-properties fo:margin-top="0cm" fo:margin-bottom="0.199cm" style:contextual-spacing="false"/>
      <style:text-properties style:font-name="Gentium Book Plus" fo:language="en" fo:country="US" officeooo:paragraph-rsid="000c70eb" style:font-name-asian="Gentium Book Plus"/>
    </style:style>
    <style:style style:name="P8" style:family="paragraph" style:parent-style-name="Text_20_body">
      <style:paragraph-properties fo:margin-top="0cm" fo:margin-bottom="0.199cm" style:contextual-spacing="false"/>
      <style:text-properties style:font-name="Gentium Book Plus" fo:language="en" fo:country="US" officeooo:paragraph-rsid="000c70eb" style:font-name-asian="Gentium Book Plus"/>
    </style:style>
    <style:style style:name="P9" style:family="paragraph" style:parent-style-name="Text_20_body">
      <style:text-properties style:font-name="Gentium Book Plus" fo:language="en" fo:country="US"/>
    </style:style>
    <style:style style:name="P10" style:family="paragraph" style:parent-style-name="Text_20_body">
      <style:text-properties style:font-name="Gentium Book Plus" fo:language="en" fo:country="US" officeooo:paragraph-rsid="0011fc8d"/>
    </style:style>
    <style:style style:name="P11" style:family="paragraph" style:parent-style-name="Text_20_body">
      <style:text-properties style:font-name="Gentium Book Plus" fo:language="en" fo:country="US" officeooo:paragraph-rsid="00179b53"/>
    </style:style>
    <style:style style:name="P12" style:family="paragraph" style:parent-style-name="Text_20_body">
      <style:text-properties officeooo:paragraph-rsid="00173bef"/>
    </style:style>
    <style:style style:name="T1" style:family="text">
      <style:text-properties officeooo:rsid="00072271"/>
    </style:style>
    <style:style style:name="T2" style:family="text">
      <style:text-properties officeooo:rsid="00082c69"/>
    </style:style>
    <style:style style:name="T3" style:family="text">
      <style:text-properties officeooo:rsid="0008bc4e"/>
    </style:style>
    <style:style style:name="T4" style:family="text">
      <style:text-properties officeooo:rsid="0009e41b"/>
    </style:style>
    <style:style style:name="T5" style:family="text">
      <style:text-properties officeooo:rsid="000ac9ac"/>
    </style:style>
    <style:style style:name="T6" style:family="text">
      <style:text-properties officeooo:rsid="000b43a2"/>
    </style:style>
    <style:style style:name="T7" style:family="text">
      <style:text-properties officeooo:rsid="000c70eb"/>
    </style:style>
    <style:style style:name="T8" style:family="text">
      <style:text-properties officeooo:rsid="000f00d9"/>
    </style:style>
    <style:style style:name="T9" style:family="text">
      <style:text-properties officeooo:rsid="000fea9e"/>
    </style:style>
    <style:style style:name="T10" style:family="text">
      <style:text-properties officeooo:rsid="0011bc9f"/>
    </style:style>
    <style:style style:name="T11" style:family="text">
      <style:text-properties officeooo:rsid="0011fc8d"/>
    </style:style>
    <style:style style:name="T12" style:family="text">
      <style:text-properties fo:color="#c9211e" loext:opacity="100%" officeooo:rsid="0014534c"/>
    </style:style>
    <style:style style:name="T13" style:family="text">
      <style:text-properties officeooo:rsid="00137ad1"/>
    </style:style>
    <style:style style:name="T14" style:family="text">
      <style:text-properties officeooo:rsid="0014534c"/>
    </style:style>
    <style:style style:name="T15" style:family="text">
      <style:text-properties officeooo:rsid="0015c276"/>
    </style:style>
    <style:style style:name="T16" style:family="text">
      <style:text-properties officeooo:rsid="0015c339"/>
    </style:style>
    <style:style style:name="T17" style:family="text">
      <style:text-properties officeooo:rsid="00173bef"/>
    </style:style>
    <style:style style:name="T18" style:family="text">
      <style:text-properties style:font-name="Gentium Book Plus" fo:language="en" fo:country="US"/>
    </style:style>
    <style:style style:name="T19" style:family="text">
      <style:text-properties style:font-name="Gentium Book Plus" fo:language="en" fo:country="US" officeooo:rsid="00173bef"/>
    </style:style>
    <style:style style:name="T20" style:family="text">
      <style:text-properties style:font-name="Gentium Book Plus" fo:language="en" fo:country="US" officeooo:rsid="0011fc8d"/>
    </style:style>
    <style:style style:name="T21" style:family="text">
      <style:text-properties officeooo:rsid="00179b53"/>
    </style:style>
    <style:style style:name="T22" style:family="text">
      <style:text-properties officeooo:rsid="00191a65"/>
    </style:style>
    <style:style style:name="T23" style:family="text">
      <style:text-properties officeooo:rsid="00193b71"/>
    </style:style>
    <style:style style:name="T24" style:family="text">
      <style:text-properties officeooo:rsid="001a183d"/>
    </style:style>
    <style:style style:name="T25" style:family="text">
      <style:text-properties officeooo:rsid="001b6065"/>
    </style:style>
    <style:style style:name="T26" style:family="text">
      <style:text-properties officeooo:rsid="001cbeeb"/>
    </style:style>
    <style:style style:name="T27" style:family="text">
      <style:text-properties officeooo:rsid="001e9a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s le temps, il y avait un père qui faisait du commerce par caravane. Ce père, il avait un fils unique. Le père, il se faisait vieux, <text:span text:style-name="T8">à ce que dit l’histoire</text:span>! À force de partir en caravane! Alors, comme le père se faisait vieux, ç’<text:span text:style-name="T1">a été le tour de</text:span> son fils unique <text:span text:style-name="T1">de partir à son tour</text:span> avec les caravanes.</text:p>
      <text:p text:style-name="P2">Les gens qui partaient en caravane, on les appelait « voyageurs », dans le temps! « Les voyageurs »!</text:p>
      <text:p text:style-name="P2"><text:span text:style-name="T1">L</text:span>e père a dit: « Mon fils! Ton père est désormais vieux! Les caravanes, c'est toi qui vas y aller, <text:span text:style-name="T9">maintenant</text:span>! » <text:span text:style-name="T2">L</text:span>e fils, il était enchanté! Ouuuh! C'est qu'autrefois, partir en caravane, être un Voyageur, c'était pas rien!</text:p>
      <text:p text:style-name="P1">Or ces Voyageurs, quand ils partaient, ils préparaient le chargement sur les bêtes de somme, n'est-ce pas. <text:span text:style-name="T2">Si la caravane comptait</text:span> sept-huit chevaux, on préparait tout ce qu'il fallait pour sept ou huit <text:span text:style-name="T2">personnes.</text:span> On s'affairait aux préparatifs! On rangeait un premier bagage. <text:span text:style-name="T2">O</text:span>n attach<text:span text:style-name="T2">ait</text:span> un premier chargement avec une cordelette! On charge<text:span text:style-name="T2">ait</text:span> un animal! On attach<text:span text:style-name="T2">ait</text:span> un bon coup! <text:span text:style-name="T2">Après avoir bien </text:span>préparé tout ce qu'il fa<text:span text:style-name="T2">llait pour les</text:span> sept ou huit chevaux, <text:span text:style-name="T2">on empilait tout ça !</text:span></text:p>
      <text:p text:style-name="P1">Alors que tous les objets se trouvaient là en tas, un dialogue s'est noué entre le père et le fils.</text:p>
      <text:p text:style-name="P1">« Papa! – Mon fils! Demain, tôt le matin, vous autres, vous dev<text:span text:style-name="T5">r</text:span>ez partir tôt! Tu dois t'efforcer d'être solidaire des autres. <text:span text:style-name="T2">I</text:span>l te faudra te lever tôt, <text:span text:style-name="T2">d</text:span>onner aux chevaux <text:span text:style-name="T2">leur nourriture. A</text:span>vant le départ de la caravane, donne <text:span text:style-name="T2">bien </text:span>à boire aux chevaux. Donne-leur un peu de céréale. »</text:p>
      <text:p text:style-name="P1">Alors, le fils a dit: « Oui, papa! C'est entendu! Je ferai bien comme tu m'as indiqué! » Le fils, il était aux anges! Dans son enthousiasme, il a demandé: « Papa! Je vais partir; <text:span text:style-name="T2">q</text:span>ue souhaites-tu que je te ramène comme cadeaux? » Voici ce que son père lui a répondu: « Pour moi, en fait de cadeaux… ramène-moi de la ficelle! Inutile de m'acheter quoi que ce soit comme cadeau. Où que tu parviennes, trouve de la ficelle, brin après brin, et ramène-la! », a-t-il dit, à ce qu'on raconte.</text:p>
      <text:p text:style-name="P3">Alors, le fils a dit: « EEeeh, quoi ? Les gens, ils demandent à ce qu'on leur rapporte des vêtements; pourquoi donc toi, papa, tu demandes juste de la ficelle? – Les vêtements, <text:span text:style-name="T2">i</text:span>l sera bien temps d'en acheter à tête reposée par la suite! <text:span text:style-name="T2">I</text:span>l faut commencer par réussir son affaire, <text:span text:style-name="T2">et </text:span>ramener de l'argent; il est ensuite toujours temps de dépenser », dit le père. « Où que tu passes la nuit, récupère un bout de ficelle, et ramène-le! Si tu pars par là-bas, tu passeras la nuit à Loshu /lo˧ʂv̩˩/ <text:span text:style-name="T3">(Luoshui)</text:span> ; <text:span text:style-name="T3">eh bien, tu y </text:span>chercheras un peu de ficelle! Après Loshu, tu passeras une nuit à Bae’ercho /pæ˧ɻæ˩-ʈʂʰo˩/ (Hongqiao) ;<text:span text:style-name="T3"> t</text:span>u y trouveras un bout de ficelle! Après Bae’ercho /pæ˧ɻæ˩-ʈʂʰo˩/, tu arriveras à <text:span text:style-name="T3">L</text:span><text:span text:style-name="T4">u</text:span><text:span text:style-name="T3">ggu </text:span>/lo˧gv̩˩/ (Ninglang)! Parvenu à <text:span text:style-name="T4">Luggu </text:span>/lo˧gv̩˩/, tu chercheras <text:span text:style-name="T4">encore </text:span>un morceau de ficelle! Ainsi, en chemin, à chaque fois que tu feras étape, <text:span text:style-name="T4">t</text:span>u ramasseras brin après brin, et tu me ramèneras tout ça. Tu as compris? » Le fils lui a répondu « Oui! »</text:p>
      <text:p text:style-name="P4">Le jour où le fils est revenu, <text:span text:style-name="T5">il a dit : « </text:span>Papa! Est-ce j'ai bien compris ce que tu m'avais dit? Les autres, ils se préoccupaient d'acheter, qui un vêtement pour leur père, qui une jupe pour leur mère! Toi, tu m'avais dit: “N'achète rien du tout! Trouve de la ficelle, et rapporte-la-moi!” <text:span text:style-name="T5">A</text:span>lors, <text:soft-page-break/>j'ai <text:span text:style-name="T5">rassemblé des bouts de</text:span> ficelle, et c'est ça que je t'ai ramené! » Alors, le père a dit: « Bravo! C'est bien, <text:span text:style-name="T6">m</text:span>on fils! Que tu t'en sois tenu à mon conseil, c'est une bonne chose! » </text:p>
      <text:p text:style-name="P4"><text:span text:style-name="T5">A</text:span>u moment de repartir une nouvelle fois en caravane, cet homme qui avait ramené de la ficelle à son père, il é<text:span text:style-name="T5">tait en train de</text:span> prépar<text:span text:style-name="T5">er</text:span> les ballots <text:span text:style-name="T5">quand </text:span>il s'est trouvé à court de ficelle! Alors il a demandé à son père: « Papa, qu'est-ce que tu comptes faire de la ficelle que je t'a<text:span text:style-name="T5">vais</text:span> ramenée, et que tu as <text:span text:style-name="T5">gardée ? – </text:span>Mon fils! Assieds-toi là! » a répondu le père. </text:p>
      <text:p text:style-name="P5"><text:span text:style-name="T6">Une fois que le fils </text:span><text:span text:style-name="T10">a été bien</text:span><text:span text:style-name="T6"> assis</text:span>, toc! le père a chargé une grosse poche en cuir sur une monture. <text:span text:style-name="T6">I</text:span>l a tiré un bout de ficelle du paquet que son fils lui avait rapporté, et il a accroché le sac avec!</text:p>
      <text:p text:style-name="P5"><text:span text:style-name="T6">C’est que la quantité de ficelle qu’avait prévue le fils ne </text:span>suffisait pas pour attacher <text:span text:style-name="T6">tout </text:span>le chargement <text:span text:style-name="T6">de</text:span> sept ou huit chevaux.</text:p>
      <text:p text:style-name="P5">« Mon fils! Papa va t'expliquer. Les cadeaux, tu vois, eh bien, on est content de les avoir, <text:span text:style-name="T6">mais </text:span>ça ne dure pas. <text:span text:style-name="T6">C</text:span>ette situation, ça t'apprend quelque chose d'important! Comment est-ce que tu pourrais bien faire, si tu te retrouvais comme ça loin de la maison, avec ce ballot à ficeler? Où est-ce que tu irais en chercher, de la ficelle? <text:span text:style-name="T6">C</text:span>e sac, si tu te retrouvais sans ficelle, tu n'aurais rien pour l'attacher! Voilà, <text:span text:style-name="T6">papa</text:span> t'a appris une leçon à retenir pour les voyages en caravane! »</text:p>
      <text:p text:style-name="P5">Voilà comment le père lui a parlé, à ce qu'on raconte! Alors, le fils a dit: « Eeeh, <text:span text:style-name="T6">c</text:span>'est bien vrai, vrai de vrai! Mon cher père, <text:span text:style-name="T6">q</text:span>uelle leçon importante il m'enseigne là! Moi, je pensais à des cadeaux, à des vêtements! Mais maintenant je comprends que si on dépense son argent en vêtements, <text:span text:style-name="T6">et qu’on </text:span>n'a pas <text:span text:style-name="T6">le nécessaire pour</text:span> accrocher ses sacs, les sacs vont s'ouvrir, <text:span text:style-name="T6">et on va tout semer</text:span> <text:span text:style-name="T6">à droite et à gauche ! »</text:span></text:p>
      <text:p text:style-name="P5">Autrefois, ils transportaient du riz, les caravaniers! On parlait du « riz du Sichuan », <text:span text:style-name="T6">du « </text:span>sel du Sichuan » ! À l'époque, le scotch, ça n'existait pas, n'est-ce pas! <text:span text:style-name="T6">[=C</text:span>e n'était pas aussi facile que maintenant, où on met les objets en cartons !] Autrefois, vrai de vrai, c'est avec de la ficelle qu'on fermait les sacs! Dans cette histoire, le père du fils unique, s'il lui a demandé de la ficelle en cadeau, c'était pour lui faire comprendre cette chose importante!</text:p>
      <text:p text:style-name="P6">Et ainsi, eh bien, le père a dit: « J'ai fait en sorte que le conseil que je voulais te donner te soit <text:span text:style-name="T7">bien</text:span> présent <text:span text:style-name="T7">tout</text:span> au fil de ton voyage! <text:span text:style-name="T7">Pour </text:span>que tu penses au conseil que je souhaitais te donner: d'être prévoyant… à commencer par les petites choses, comme ces bouts de ficelle qu'il ne faut pas gaspiller. <text:span text:style-name="T7">Q</text:span>uand tu auras fait trois ou quatre voyages, quand tu auras été dans les caravanes pendant une année, tu seras expérimenté! Ce dont on a besoin <text:span text:style-name="T7">et</text:span> ce qui est superflu, tu vas l'apprendre petit à petit, tu sais. » Voilà comment le père a parlé à son fils! </text:p>
      <text:p text:style-name="P6">Alors, le fils a dit: « Ah vraiment… Eeeeh bien! Mon <text:span text:style-name="T7">c</text:span>her père, <text:span text:style-name="T7">je me demandais bien ce qu’il avait dans la tête ! </text:span>C'est donc cela: il voulait m'apprendre quelque chose! Les copains, eux, ils ont acheté des vêtements, ils ont acheté des chaussures… Et ce faisant, <text:span text:style-name="T7">ils ont vendu </text:span>les sacs de toile, <text:span text:style-name="T7">ils ont vendu</text:span> le riz… Ils ont acheté des babioles <text:span text:style-name="T7">et des fanfreluches, et c’est ça qu’ils </text:span>ont ramené chez eux; tandis qu'en fait de nourriture, ils se sont retrouvés sans rien! »</text:p>
      <text:p text:style-name="P6"><text:soft-page-break/>Autrefois, il arrivait que des caravaniers <text:span text:style-name="T7">à court de ficelle </text:span>en soient réduits à découper leur pantalon en lanières, pour attacher les ballots! Le personnage de l'histoire, son père l'avait, par sa demande, prémuni contre cette extrémité. <text:span text:style-name="T7">Lui,</text:span> les morceaux de ficelle qu'il ramass<text:span text:style-name="T7">ait</text:span>, il <text:span text:style-name="T7">les </text:span>attach<text:span text:style-name="T7">ait</text:span> à son pantalon! Il n'a pas eu besoin de découper son pantalon en lanières, pour en faire des cordelettes! </text:p>
      <text:p text:style-name="P6"><text:span text:style-name="T7">Voilà comment, dans le temps, </text:span>le père a <text:span text:style-name="T7">transmis son savoir</text:span> à son fils, n'est-ce pas. Voilà comment les gens en viennent à comprendre l'ordre des choses, <text:span text:style-name="T7">à connaître</text:span> la vie! Autrefois, voilà ce qu'on racontait!</text:p>
      <text:p text:style-name="P6"/>
      <text:p text:style-name="P6"/>
      <text:p text:style-name="P8">There was once a father who traded by caravan. He had an only son. <text:span text:style-name="T14">As the father </text:span>grew old<text:span text:style-name="T14">er</text:span>, it <text:span text:style-name="T14">became</text:span> his only son's turn to set off with the caravans.</text:p>
      <text:p text:style-name="P9">In th<text:span text:style-name="T14">os</text:span>e days, people who <text:span text:style-name="T14">travelled with</text:span> caravans were called ‘Travellers’!</text:p>
      <text:p text:style-name="P9">The father said: “My son! Your father is old now. You're the one who'll be going off in the caravans now!” The son was delighted! Oooh! In the old days, going off in a caravan, being a Traveller, was no mean feat!</text:p>
      <text:p text:style-name="P10"><text:span text:style-name="T14">W</text:span>hen Travellers <text:span text:style-name="T14">set off</text:span>, they prepared the load<text:span text:style-name="T14">s</text:span> <text:span text:style-name="T11">to be carried by</text:span> the <text:span text:style-name="T14">pack animals</text:span><text:span text:style-name="T12">,</text:span> didn't they. If the caravan had seven or eight horses, they <text:span text:style-name="T15">got</text:span> everything <text:span text:style-name="T15">ready </text:span>for seven or eight people. <text:span text:style-name="T11">When p</text:span>reparations were in full swing, <text:span text:style-name="T11">the parcels were </text:span><text:span text:style-name="T16">swiftly</text:span><text:span text:style-name="T11"> secured with cords, one after the other</text:span>! <text:span text:style-name="T11">They </text:span><text:span text:style-name="T16">would</text:span><text:span text:style-name="T11"> l</text:span>oad an animal <text:span text:style-name="T11">and</text:span> tie <text:span text:style-name="T15">everything tight.</text:span> </text:p>
      <text:p text:style-name="P12"><text:span text:style-name="T19">Once</text:span><text:span text:style-name="T18"> </text:span><text:span text:style-name="T20">the parcels </text:span><text:span text:style-name="T18">for the seven or eight horses </text:span><text:span text:style-name="T19">were all prepared, they would be stacked in a pile, waiting to be loaded.</text:span></text:p>
      <text:p text:style-name="P9">As <text:span text:style-name="T17">the whole shipment</text:span> lay there in a heap, a dialogue began between father and son.</text:p>
      <text:p text:style-name="P9">“Daddy! - My son, <text:span text:style-name="T21">y</text:span>ou'll <text:span text:style-name="T21">need</text:span> to leave early tomorrow morning. <text:span text:style-name="T21">Try to work in harmony with the others</text:span>. <text:span text:style-name="T21">G</text:span>et up early and <text:span text:style-name="T21">feed</text:span> the horses. Before the caravan <text:span text:style-name="T21">sets off</text:span>, <text:span text:style-name="T21">make sure they’ve had water</text:span>. Give them some cereal, <text:span text:style-name="T21">too</text:span>.”</text:p>
      <text:p text:style-name="P11">“Yes, Dad! <text:span text:style-name="T21">Of course</text:span>! I'll do just as you’<text:span text:style-name="T21">ve said!</text:span>” <text:span text:style-name="T21">the son replied eagerly. Overcome with excitement</text:span>, he asked: “Dad! I'm about to leave; what <text:span text:style-name="T22">gifts</text:span> would you like me to bring you?” </text:p>
      <text:p text:style-name="P11"><text:span text:style-name="T21">H</text:span>is father replied: “As <text:span text:style-name="T13">a</text:span> present, bring me some string! You don't <text:span text:style-name="T21">need</text:span> to buy me anything. Wherever you go, find <text:span text:style-name="T21">bits of</text:span> string, strand by strand, and bring <text:span text:style-name="T21">them</text:span> back <text:span text:style-name="T21">to me.</text:span>” <text:span text:style-name="T13">So the story goes.</text:span></text:p>
      <text:p text:style-name="P9">The son <text:span text:style-name="T22">protested</text:span>: “EEeeh, what? People ask us to bring <text:span text:style-name="T22">back </text:span>clothes, so why do you, Dad, just ask for string? - There'll be time to buy clothes later,” <text:span text:style-name="T22">said the father.</text:span> “<text:span text:style-name="T22">First, you must succeed </text:span><text:soft-page-break/><text:span text:style-name="T22">in</text:span> <text:span text:style-name="T22">your </text:span>business and bring in <text:span text:style-name="T22">some </text:span>money. <text:span text:style-name="T22">Then,</text:span> there <text:span text:style-name="T22">will be plenty of time</text:span> to spend it. <text:span text:style-name="T22">For now, w</text:span>herever you spend the night, pick up a piece of string and bring it back. If you go that way, you'll spend the night in Loshu /lo˧ʂv̩˩/ (Luoshui); well, look for some string there! After Loshu, you'll spend a night in Bae'ercho /pæ˧ɻæ˩-ʈʂʰo˩/ (Hongqiao); you'll find a bit of string there! After Bae'ercho /pæ˧ɻæ˩-ʈʂʰo˩/, you will reach Luggu /lo˧gv̩˩/ (Ninglang). When you get to Luggu /lo˧gv̩˩/, look for another piece of string! <text:span text:style-name="T22">A</text:span>long the way, every time you stop, you'll pick up strand after strand, and bring it all back to me. Do you understand? – <text:span text:style-name="T22">Yes!</text:span>” <text:span text:style-name="T22">t</text:span>he son replied.</text:p>
      <text:p text:style-name="P9">The day the son came back <text:span text:style-name="T22">from his trip</text:span>, he said: “Dad! Did I understand what you told me? The others were busy buying clothes for their fathers and skirts for their mothers! <text:span text:style-name="T22">But y</text:span>ou told me: ‘Don't buy anything! Find some string and bring it back to me!’ So I gathered some bits of string, and this is what I brought you!” Then the father said: “Well done! Well done, my son! <text:span text:style-name="T22">You did well to follow my advice.</text:span>”</text:p>
      <text:p text:style-name="P9"><text:span text:style-name="T22">The next time the caravan prepared to leave</text:span>, the <text:span text:style-name="T22">son found himself running out of twine while packing the bales.</text:span> <text:span text:style-name="T22">He turned to</text:span> his father: “Dad, what are you going to do with the <text:span text:style-name="T22">string</text:span> I brought you? - My son, <text:span text:style-name="T22">s</text:span>it here”, <text:span text:style-name="T22">the father </text:span>replied. Once the son was seated, the father <text:span text:style-name="T22">fetched</text:span> a large leather pouch, <text:span text:style-name="T22">placed it on</text:span> a frame, <text:span text:style-name="T22">and pulled a piece of </text:span>string from the <text:span text:style-name="T22">bundle</text:span> his son had <text:span text:style-name="T22">collected. He used it to tied the bag.</text:span></text:p>
      <text:p text:style-name="P9">The amount of string the son had <text:span text:style-name="T13">prepared</text:span> was not enough to tie up the entire load of seven or eight horses.</text:p>
      <text:p text:style-name="P7">“My son,” <text:span text:style-name="T23">said the father, “this is a lesson for you. P</text:span>resents are nice, but they don't last. This teaches you something important. What would you do if you <text:span text:style-name="T23">were</text:span> far from home, with this bundle to tie up? Where would you go to get string? <text:span text:style-name="T23">Without string, you’d have no way to secure the load.</text:span> T<text:span text:style-name="T23">his is the lesson </text:span>Dad <text:span text:style-name="T23">wanted you to learn </text:span>for <text:span text:style-name="T23">your </text:span>caravan trips.”</text:p>
      <text:p text:style-name="P7">That's how the father talked to him, <text:span text:style-name="T23">the story goes</text:span>! <text:span text:style-name="T23">T</text:span>he son <text:span text:style-name="T23">exclaimed</text:span>: “Eeeh! <text:span text:style-name="T23">I</text:span>t's true, really true! My dear father, what an important lesson <text:span text:style-name="T23">you’ve taught me</text:span>! I was thinking about gifts and clothes, <text:span text:style-name="T13">b</text:span>ut now I <text:span text:style-name="T23">see. If</text:span> you spend your money on clothes, and you don't have anything to <text:span text:style-name="T23">secure your loads</text:span>, <text:span text:style-name="T23">everything will fall apart and scatter!</text:span>”</text:p>
      <text:p text:style-name="P7"><text:span text:style-name="T23">Back in the day, cara</text:span>vaneers transport<text:span text:style-name="T23">ed</text:span> rice. They <text:span text:style-name="T23">talked of</text:span> ‘Sichuan rice’ and ‘Sichuan salt.’ <text:span text:style-name="T23">There was no s</text:span><text:span text:style-name="T13">ellotape</text:span> back then, <text:span text:style-name="T23">was there</text:span>! [It wasn't as easy as it is now, whe<text:span text:style-name="T23">re</text:span> we <text:span text:style-name="T23">use cardboard</text:span> boxes <text:span text:style-name="T13">and seal them with tape.</text:span>] In th<text:span text:style-name="T23">ose</text:span> days, <text:span text:style-name="T23">sacks were tied with string.</text:span> In this story, the <text:span text:style-name="T24">father’s unexpected request for string taught his son an important lesson.</text:span></text:p>
      <text:p text:style-name="P7">“I've made sure that the advice I wanted to give you will be with you throughout your journey,” <text:span text:style-name="T24">said the father.</text:span> “So that you think about <text:span text:style-name="T24">it every time you travel</text:span>: be careful, starting with the little things, like those bits of string you mustn't waste. When you've done three or four trips, <text:soft-page-break/>when you've been in caravans for a year, you'll be experienced! You'll learn, little by little, what you need and what you don't <text:span text:style-name="T25">really need</text:span>.” That's how the father spoke to his son!</text:p>
      <text:p text:style-name="P7">The son <text:span text:style-name="T26">marvelled</text:span>: “Eeeeh well! <text:span text:style-name="T26">I thought my dear father’s request was odd</text:span>, I wondered what he was thinking! So that's it: he wanted to teach me something! My friends bought clothes, they bought shoes, <text:span text:style-name="T26">but to do so, they sold </text:span>the<text:span text:style-name="T13">ir</text:span> sacks <text:span text:style-name="T26">and their</text:span> rice. They bought trinkets and frills, and that's what they took home with them; but <text:span text:style-name="T26">in the end, they have no food left</text:span>!”</text:p>
      <text:p text:style-name="P7">In the past, caravane<text:span text:style-name="T26">e</text:span>rs who ran out of string were sometimes reduced to cutting their trousers into strips to tie up the bales! T<text:span text:style-name="T13">hrough his </text:span><text:span text:style-name="T27">unusual</text:span><text:span text:style-name="T13"> request, t</text:span>he <text:span text:style-name="T13">father of the </text:span>character in the story <text:span text:style-name="T13">protected hi</text:span><text:span text:style-name="T27">s son</text:span><text:span text:style-name="T13"> from </text:span><text:span text:style-name="T27">such a predicament</text:span>. He tied the pieces of string he collected to his trousers. He didn't need to cut his trousers into strips to make cords! </text:p>
      <text:p text:style-name="P7">That's how the father passed on his knowledge to his son, isn't it. That's how people come to understand the order of things <text:span text:style-name="T27">and the ways of life. Back i</text:span>n the old days, that's what they <text:span text:style-name="T27">used to say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9:34:01.114361405</meta:creation-date>
    <dc:date>2024-11-16T18:29:50.801454267</dc:date>
    <meta:editing-duration>PT2H15M31S</meta:editing-duration>
    <meta:editing-cycles>19</meta:editing-cycles>
    <meta:generator>LibreOffice/24.2.6.2$Linux_X86_64 LibreOffice_project/420$Build-2</meta:generator>
    <meta:document-statistic meta:table-count="0" meta:image-count="0" meta:object-count="0" meta:page-count="5" meta:paragraph-count="39" meta:word-count="2404" meta:character-count="13044" meta:non-whitespace-character-count="10668"/>
  </office:meta>
</office:document-meta>
</file>